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InfoImpl.setMaxThread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getMaxSpar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setMaxSpareThread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setCurrentThreadCoun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getCurrentThrea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ThreadInf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getCurrentThreadsBus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setMinSpareThread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getMinSpar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setCurrentThreadsBusy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InfoImpl.getMax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